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0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060" calcext:value-type="currency" table:number-columns-spanned="2" table:number-rows-spanned="2">
            <text:p>$1,0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11-01" calcext:value-type="date">
            <text:p>11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0/05-10/11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10/12-10/18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0/19-10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10/26-11/01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0-19T17:47:36.790277052</dc:date>
    <meta:editing-duration>PT3H18M25S</meta:editing-duration>
    <meta:editing-cycles>59</meta:editing-cycles>
    <meta:generator>LibreOffice/7.4.7.2$Linux_AARCH64 LibreOffice_project/40$Build-2</meta:generator>
    <meta:document-statistic meta:table-count="1" meta:cell-count="65" meta:object-count="1"/>
  </office:meta>
</office:document-meta>
</file>